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12.26   |   <text:a xlink:type="simple" xlink:href="http://palinfo.habago.org/Entry?Command=Information_PrintForum#FORUM40407"><text:span text:style-name="T1">#</text:span></text:a></text:p>
      <text:p text:style-name="P2">別放國歌給雞聽</text:p>
      <text:p text:style-name="P2">（哈巴狗電台2003年9月 2日）</text:p>
      <text:p text:style-name="P2">哈巴狗記者陳真（為您選讀最新科學新知）</text:p>
      <text:p text:style-name="P2"/>
      <text:p text:style-name="P2"/>
      <text:p text:style-name="P2">千萬不要放國歌給雞聽，聽說有些雞聽了之後有便祕跡象，不要說生雞蛋，連大大都大不出來。</text:p>
      <text:p text:style-name="P2"/>
      <text:p text:style-name="P2">據哈巴狗記者研究，原因在於國歌的節拍靈感來自該作曲家看到一隻猴子跳樹。不信你唱唱看，是不是很像一隻猴子在兩棵樹間跳來跳去，毫無變化，因此，很容易造成雞隻便祕，業者務必小心。</text:p>
      <text:p text:style-name="P2"/>
      <text:p text:style-name="P2">habago.gif</text:p>
      <text:p text:style-name="P2"/>
      <text:p text:style-name="P2">旺旺旺～哈巴狗電台關心您～</text:p>
      <text:p text:style-name="P2"/>
      <text:p text:style-name="P2">================================</text:p>
      <text:p text:style-name="P2">土耳其業者稱讓雞傾聽曲調哀傷音樂可促生產</text:p>
      <text:p text:style-name="P2"/>
      <text:p text:style-name="P2">中央社 2003 年 09 月 02 日</text:p>
      <text:p text:style-name="P2"/>
      <text:p text:style-name="P2">（中央社記者郭傳信安卡拉二日專電）自從土耳其農業部鼓勵養殖業者讓家畜家禽傾聽音樂以促進生產之後，若干養雞業者也提供經驗指出，讓母雞傾聽曲調哀傷音樂可以產下更多雞蛋。獸醫則警告說，讓母雞聽太多的動感熱門音樂，它的心臟會受不了。</text:p>
      <text:p text:style-name="P2"/>
      <text:p text:style-name="P2">農業部最初是鼓勵民間養兔場播放音樂或歌曲以促進兔子生長，據說可以緩和兔子情緒，吃得更多，增進健康。東北部艾祖隆地區一家養兔場，木拉特與塔拉特兄弟兩人，聽從政府建議，每天在農場播放土耳其天王熱門歌星塔坎的歌曲，結果三個月後的今天，農場兔子的兔毛產量增加了百分之三十。　　　　</text:p>
      <text:p text:style-name="P2"/>
      <text:p text:style-name="P2">農業部家禽養殖專家阿利斯今天表示，雞是一種極為敏感又膽小的家禽，會因為一時環境的突變或突來的聲音而恐懼害怕，例如日前一名養雞業者阿里巴巴養雞場的一千隻小雞因狗吠而夭折，因此養雞場播放音樂可為讓母雞習慣各種的噪音，也因而不影響母雞的生蛋量。</text:p>
      <text:p text:style-name="P2"/>
      <text:p text:style-name="P2">伊斯坦堡養雞業者帕木克也表示，自己喜愛土耳其有「痛苦歌王」之稱的莒塞斯（Musl um Gurses）歌曲，曲調哀傷，歌詞感人，常讓人興起厭世念頭，因此經常透過擴大器播放，卻發現母雞的生蛋量大增，而且品質特佳，深獲市場消費者歡迎。</text:p>
      <text:p text:style-name="P2"/>
      <text:p text:style-name="P2">獸醫古溫則表示，母雞傾聽「痛苦歌王」曲調哀傷的歌曲，是因為感受到柔和節拍的影響而安心產下更多的雞蛋，如果業者播放動感十足的熱門歌曲，反而可能會讓母雞心臟受不了，降低產能；此外，在播放音樂後立即分發飼料，也是促進母雞下蛋的主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